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.039cm" fo:margin-left="-0.016cm" table:align="left"/>
    </style:style>
    <style:style style:name="Tabela1.A" style:family="table-column">
      <style:table-column-properties style:column-width="5.689cm"/>
    </style:style>
    <style:style style:name="Tabela1.B" style:family="table-column">
      <style:table-column-properties style:column-width="5.662cm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f3c93" officeooo:paragraph-rsid="001f3c93"/>
    </style:style>
    <style:style style:name="P2" style:family="paragraph" style:parent-style-name="Standard">
      <style:text-properties officeooo:rsid="001f3c93" officeooo:paragraph-rsid="0022ddd5"/>
    </style:style>
    <style:style style:name="P3" style:family="paragraph" style:parent-style-name="Standard">
      <style:text-properties officeooo:rsid="001f3c93" officeooo:paragraph-rsid="00276949"/>
    </style:style>
    <style:style style:name="P4" style:family="paragraph" style:parent-style-name="Standard">
      <style:text-properties officeooo:paragraph-rsid="001f3c93"/>
    </style:style>
    <style:style style:name="P5" style:family="paragraph" style:parent-style-name="Standard">
      <style:text-properties officeooo:rsid="0020f5e6" officeooo:paragraph-rsid="0020f5e6"/>
    </style:style>
    <style:style style:name="P6" style:family="paragraph" style:parent-style-name="Standard">
      <style:paragraph-properties fo:text-align="center" style:justify-single-word="false"/>
      <style:text-properties officeooo:rsid="0020f5e6" officeooo:paragraph-rsid="0020f5e6"/>
    </style:style>
    <style:style style:name="P7" style:family="paragraph" style:parent-style-name="Standard">
      <style:paragraph-properties fo:text-align="center" style:justify-single-word="false"/>
      <style:text-properties officeooo:paragraph-rsid="0020f5e6"/>
    </style:style>
    <style:style style:name="P8" style:family="paragraph" style:parent-style-name="Standard">
      <style:paragraph-properties fo:text-align="center" style:justify-single-word="false"/>
      <style:text-properties fo:font-weight="bold" officeooo:rsid="0020f5e6" officeooo:paragraph-rsid="0020f5e6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6pt" fo:font-weight="bold" officeooo:rsid="0020f5e6" officeooo:paragraph-rsid="0020f5e6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6pt" fo:font-weight="bold" officeooo:rsid="0022ddd5" officeooo:paragraph-rsid="0022ddd5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22ddd5" officeooo:paragraph-rsid="0022ddd5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1f3c93" officeooo:paragraph-rsid="0022ddd5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1f3c93" officeooo:paragraph-rsid="00276949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244255" officeooo:paragraph-rsid="00244255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276949" officeooo:paragraph-rsid="00276949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2951ed" officeooo:paragraph-rsid="002951ed" style:font-size-asian="10.5pt" style:font-weight-asian="normal" style:font-size-complex="12pt" style:font-weight-complex="normal"/>
    </style:style>
    <style:style style:name="P17" style:family="paragraph" style:parent-style-name="Standard">
      <style:text-properties officeooo:paragraph-rsid="0020f5e6"/>
    </style:style>
    <style:style style:name="P18" style:family="paragraph" style:parent-style-name="Standard">
      <style:paragraph-properties fo:text-align="start" style:justify-single-word="false"/>
      <style:text-properties officeooo:paragraph-rsid="0022ddd5"/>
    </style:style>
    <style:style style:name="P19" style:family="paragraph" style:parent-style-name="Standard">
      <style:paragraph-properties fo:text-align="start" style:justify-single-word="false"/>
      <style:text-properties officeooo:paragraph-rsid="00244255"/>
    </style:style>
    <style:style style:name="P20" style:family="paragraph" style:parent-style-name="Standard">
      <style:text-properties officeooo:paragraph-rsid="00276949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  <style:text-properties officeooo:rsid="0020f5e6" officeooo:paragraph-rsid="0020f5e6"/>
    </style:style>
    <style:style style:name="P23" style:family="paragraph" style:parent-style-name="Table_20_Contents">
      <style:paragraph-properties fo:text-align="center" style:justify-single-word="false"/>
      <style:text-properties officeooo:rsid="0022ddd5" officeooo:paragraph-rsid="0022ddd5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20f5e6" officeooo:paragraph-rsid="0020f5e6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officeooo:rsid="00244255" officeooo:paragraph-rsid="00244255"/>
    </style:style>
    <style:style style:name="P26" style:family="paragraph" style:parent-style-name="Standard">
      <style:text-properties officeooo:rsid="001f3c93" officeooo:paragraph-rsid="001f3c93"/>
    </style:style>
    <style:style style:name="P27" style:family="paragraph" style:parent-style-name="Standard">
      <style:text-properties officeooo:rsid="001f3c93" officeooo:paragraph-rsid="00276949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244255" officeooo:paragraph-rsid="00244255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24d832" officeooo:paragraph-rsid="0024d832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bold" officeooo:rsid="002705b1" officeooo:paragraph-rsid="002705b1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c9211e" loext:opacity="100%" fo:font-size="12pt" fo:font-weight="normal" officeooo:rsid="0022ddd5" officeooo:paragraph-rsid="0022ddd5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c9211e" loext:opacity="100%" fo:font-size="12pt" fo:font-weight="normal" officeooo:rsid="0022ddd5" officeooo:paragraph-rsid="00244255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c9211e" loext:opacity="100%" fo:font-size="12pt" fo:font-weight="normal" officeooo:rsid="00244255" officeooo:paragraph-rsid="00244255" style:font-size-asian="10.5pt" style:font-weight-asian="normal" style:font-size-complex="12pt" style:font-weight-complex="normal"/>
    </style:style>
    <style:style style:name="T1" style:family="text">
      <style:text-properties officeooo:rsid="001f3c93"/>
    </style:style>
    <style:style style:name="T2" style:family="text">
      <style:text-properties officeooo:rsid="0020f5e6"/>
    </style:style>
    <style:style style:name="T3" style:family="text">
      <style:text-properties officeooo:rsid="0022ddd5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0f5e6" style:font-weight-asian="bold" style:font-weight-complex="bold"/>
    </style:style>
    <style:style style:name="T6" style:family="text">
      <style:text-properties fo:font-weight="bold" officeooo:rsid="0022ddd5" style:font-weight-asian="bold" style:font-weight-complex="bold"/>
    </style:style>
    <style:style style:name="T7" style:family="text">
      <style:text-properties fo:font-size="12pt" fo:font-weight="normal" officeooo:rsid="0022ddd5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244255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24d832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2951ed" style:font-size-asian="10.5pt" style:font-weight-asian="normal" style:font-size-complex="12pt" style:font-weight-complex="normal"/>
    </style:style>
    <style:style style:name="T11" style:family="text">
      <style:text-properties officeooo:rsid="00244255"/>
    </style:style>
    <style:style style:name="T12" style:family="text">
      <style:text-properties officeooo:rsid="00276949"/>
    </style:style>
    <style:style style:name="T13" style:family="text">
      <style:text-properties fo:font-weight="normal" officeooo:rsid="00276949" style:font-weight-asian="normal" style:font-weight-complex="normal"/>
    </style:style>
    <style:style style:name="T14" style:family="text">
      <style:text-properties officeooo:rsid="002951e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Receptury</text:p>
      <text:p text:style-name="P1">Tier 1</text:p>
      <text:p text:style-name="P4"><text:span text:style-name="T1">Podkowy → </text:span><text:span text:style-name="T2">resztki </text:span><text:span text:style-name="T3">metalu</text:span></text:p>
      <text:p text:style-name="P17"><text:span text:style-name="T1">Gwoździe → </text:span><text:span text:style-name="T2">resztki </text:span><text:span text:style-name="T3">metalu</text:span></text:p>
      <text:p text:style-name="P1"/>
      <text:p text:style-name="P1">Młotek → żelazo+drewno</text:p>
      <text:p text:style-name="P1">Siekiera → żelazo+drewno</text:p>
      <text:p text:style-name="P1"/>
      <text:p text:style-name="P1">Tier 2</text:p>
      <text:p text:style-name="P1">Prosty miecz → żelazo + drewno + <text:span text:style-name="T3">wyprawiona </text:span>skóra</text:p>
      <text:p text:style-name="P2">Topór bojowy → żelazo + drewno + <text:span text:style-name="T3">wyprawiona </text:span>skóra</text:p>
      <text:p text:style-name="P2">Młot bojowy → żelazo + drewno + <text:span text:style-name="T3">wyprawiona </text:span>skóra</text:p>
      <text:p text:style-name="P1"/>
      <text:p text:style-name="P1">Tier 3</text:p>
      <text:p text:style-name="P4"><text:span text:style-name="T11">M</text:span><text:span text:style-name="T1">iecz dwuręczny → mithril+twarde drewno+wzmacniana skóra</text:span></text:p>
      <text:p text:style-name="P1">Dwuręczny topór bojowy → mithril+twarde drewno+wzmacniana skóra</text:p>
      <text:p text:style-name="P1">Dwuręczny młot bojowy → mithril+twarde drewno+wzmacniana skóra</text:p>
      <text:p text:style-name="P4"/>
      <text:p text:style-name="P1">Tier 4</text:p>
      <text:p text:style-name="P1">Wyśmienity miecz dwuręczny → prosty miecz dwuręczny + osełka</text:p>
      <text:p text:style-name="P1">Wyśmienity dwuręczny topór bojowy → dwuręczny topór bojowy + osełka</text:p>
      <text:p text:style-name="P1">Wyśmienity dwuręczny młot bojowy → dwuręczny młot bojowy + osełka</text:p>
      <text:p text:style-name="P1"/>
      <text:p text:style-name="P1">Tier 5</text:p>
      <text:p text:style-name="P1">Magiczny miecz dwuręczny → Wyśmienity miecz dwuręczny + bryłka meteorytu</text:p>
      <text:p text:style-name="P1">Magiczny dwuręczny topór bojowy → Wyśmienity dwuręczny topór bojowy + bryłka meteorytu</text:p>
      <text:p text:style-name="P1">Magiczny dwuręczny topór bojowy → Wyśmienity dwuręczny młot bojowy + bryłka meteorytu</text:p>
      <text:p text:style-name="P1"/>
      <text:p text:style-name="P9">Materiały <text:span text:style-name="T13">(przed i po obróbce)</text:span></text:p>
      <text:p text:style-name="P6"/>
      <table:table table:name="Tabela1" table:style-name="Tabela1">
        <table:table-column table:style-name="Tabela1.A"/>
        <table:table-column table:style-name="Tabela1.B"/>
        <table:table-column table:style-name="Tabela1.A"/>
        <table:table-row>
          <table:table-cell table:style-name="Tabela1.A1" table:number-columns-spanned="3" office:value-type="string">
            <text:p text:style-name="P7"><text:span text:style-name="T5">Resztki </text:span><text:span text:style-name="T6">metalu</text:span></text:p>
          </table:table-cell>
          <table:covered-table-cell/>
          <table:covered-table-cell/>
        </table:table-row>
        <table:table-row>
          <table:table-cell table:style-name="Tabela1.A2" office:value-type="string">
            <text:p text:style-name="P22"><text:span text:style-name="T3">G</text:span>woździe</text:p>
          </table:table-cell>
          <table:table-cell table:style-name="Tabela1.A2" office:value-type="string">
            <text:p text:style-name="P22"><text:span text:style-name="T3">P</text:span>odkowa</text:p>
          </table:table-cell>
          <table:table-cell table:style-name="Tabela1.C2" office:value-type="string">
            <text:p text:style-name="P21"/>
          </table:table-cell>
        </table:table-row>
        <table:table-row>
          <table:table-cell table:style-name="Tabela1.C2" table:number-columns-spanned="3" office:value-type="string">
            <text:p text:style-name="P24">Żelazo</text:p>
          </table:table-cell>
          <table:covered-table-cell/>
          <table:covered-table-cell/>
        </table:table-row>
        <table:table-row>
          <table:table-cell table:style-name="Tabela1.A2" office:value-type="string">
            <text:p text:style-name="P22">Głowa młotka</text:p>
          </table:table-cell>
          <table:table-cell table:style-name="Tabela1.A2" office:value-type="string">
            <text:p text:style-name="P5">Głowa siekiery</text:p>
          </table:table-cell>
          <table:table-cell table:style-name="Tabela1.C2" office:value-type="string">
            <text:p text:style-name="Standard"/>
          </table:table-cell>
        </table:table-row>
        <table:table-row>
          <table:table-cell table:style-name="Tabela1.A2" office:value-type="string">
            <text:p text:style-name="P22">Ostrze miecza</text:p>
          </table:table-cell>
          <table:table-cell table:style-name="Tabela1.A2" office:value-type="string">
            <text:p text:style-name="P5">Głowa młota bojowego</text:p>
          </table:table-cell>
          <table:table-cell table:style-name="Tabela1.C2" office:value-type="string">
            <text:p text:style-name="P5">Głowa topora bojowego</text:p>
          </table:table-cell>
        </table:table-row>
        <table:table-row>
          <table:table-cell table:style-name="Tabela1.C2" table:number-columns-spanned="3" office:value-type="string">
            <text:p text:style-name="P8">Drewno</text:p>
          </table:table-cell>
          <table:covered-table-cell/>
          <table:covered-table-cell/>
        </table:table-row>
        <table:table-row>
          <table:table-cell table:style-name="Tabela1.A2" office:value-type="string">
            <text:p text:style-name="P23">Rączka młotka</text:p>
          </table:table-cell>
          <table:table-cell table:style-name="Tabela1.A2" office:value-type="string">
            <text:p text:style-name="P23">Rączka siekiery</text:p>
          </table:table-cell>
          <table:table-cell table:style-name="Tabela1.C2" office:value-type="string">
            <text:p text:style-name="P21"/>
          </table:table-cell>
        </table:table-row>
        <table:table-row>
          <table:table-cell table:style-name="Tabela1.A2" office:value-type="string">
            <text:p text:style-name="P23">Rączka miecza</text:p>
          </table:table-cell>
          <table:table-cell table:style-name="Tabela1.A2" office:value-type="string">
            <text:p text:style-name="P23">Rączka młota bojowego</text:p>
          </table:table-cell>
          <table:table-cell table:style-name="Tabela1.C2" office:value-type="string">
            <text:p text:style-name="P23">Rączka topora bojowego</text:p>
          </table:table-cell>
        </table:table-row>
        <table:table-row>
          <table:table-cell table:style-name="Tabela1.C2" table:number-columns-spanned="3" office:value-type="string">
            <text:p text:style-name="P8">Skóra</text:p>
          </table:table-cell>
          <table:covered-table-cell/>
          <table:covered-table-cell/>
        </table:table-row>
        <table:table-row>
          <table:table-cell table:style-name="Tabela1.A2" office:value-type="string">
            <text:p text:style-name="P23">Wyprawiona skóra</text:p>
          </table:table-cell>
          <table:table-cell table:style-name="Tabela1.A2" office:value-type="string">
            <text:p text:style-name="P23">Utwardzona skóra</text:p>
          </table:table-cell>
          <table:table-cell table:style-name="Tabela1.C2" office:value-type="string">
            <text:p text:style-name="P21"/>
          </table:table-cell>
        </table:table-row>
        <table:table-row>
          <table:table-cell table:style-name="Tabela1.C2" table:number-columns-spanned="3" office:value-type="string">
            <text:p text:style-name="P8">Mithril</text:p>
          </table:table-cell>
          <table:covered-table-cell/>
          <table:covered-table-cell/>
        </table:table-row>
        <table:table-row>
          <table:table-cell table:style-name="Tabela1.A2" office:value-type="string">
            <text:p text:style-name="P23">Ostrze miecza dwuręcznego</text:p>
          </table:table-cell>
          <table:table-cell table:style-name="Tabela1.A2" office:value-type="string">
            <text:p text:style-name="P23">Głowa młota dwuręcznego</text:p>
          </table:table-cell>
          <table:table-cell table:style-name="Tabela1.C2" office:value-type="string">
            <text:p text:style-name="P23">Głowa topora dwuręcznego</text:p>
          </table:table-cell>
        </table:table-row>
        <table:table-row>
          <table:table-cell table:style-name="Tabela1.C2" table:number-columns-spanned="3" office:value-type="string">
            <text:p text:style-name="P8">Twarde drewno</text:p>
          </table:table-cell>
          <table:covered-table-cell/>
          <table:covered-table-cell/>
        </table:table-row>
        <table:table-row>
          <table:table-cell table:style-name="Tabela1.A2" office:value-type="string">
            <text:p text:style-name="P23">Rączka miecza dwuręcznego</text:p>
          </table:table-cell>
          <table:table-cell table:style-name="Tabela1.A2" office:value-type="string">
            <text:p text:style-name="P23">Rączka topora dwuręcznego</text:p>
          </table:table-cell>
          <table:table-cell table:style-name="Tabela1.C2" office:value-type="string">
            <text:p text:style-name="P23">Rączka młota dwuręcznego</text:p>
          </table:table-cell>
        </table:table-row>
        <table:table-row>
          <table:table-cell table:style-name="Tabela1.C2" table:number-columns-spanned="3" office:value-type="string">
            <text:p text:style-name="P25"><text:span text:style-name="T4">Bryłka meteorytu</text:span> (epicki materiał)</text:p>
          </table:table-cell>
          <table:covered-table-cell/>
          <table:covered-table-cell/>
        </table:table-row>
      </table:table>
      <text:p text:style-name="P6"/>
      <text:p text:style-name="P6"><text:soft-page-break/></text:p>
      <text:p text:style-name="P10">Crafting tutorial</text:p>
      <text:p text:style-name="P11">Tier 1</text:p>
      <text:p text:style-name="P11">Podkowy – resztki metalu podgrzane w Piecu i obrabiane na Prowizorycznym kowadle</text:p>
      <text:p text:style-name="P18"><text:span text:style-name="T7">Gwoździe – </text:span><text:span text:style-name="T8">^</text:span></text:p>
      <text:p text:style-name="P11"/>
      <text:p text:style-name="P12">Młotek – <text:span text:style-name="T3">żelazo podgrzane w Piecu i obrabiane na Prostym kowadle, drewno obrabiane na Stole Warsztatowym</text:span></text:p>
      <text:p text:style-name="P11">Siekiera - <text:span text:style-name="T11">^</text:span></text:p>
      <text:p text:style-name="P11"/>
      <text:p text:style-name="P31">Tier 2</text:p>
      <text:p text:style-name="P32">Prosty miecz - żelazo podgrzane w Piecu i obrabiane na Prostym kowadle, drewno obrabiane na Stole Warsztatowym, <text:span text:style-name="T11">skóra wyprawiana na Stacji do wyprawiania skór</text:span></text:p>
      <text:p text:style-name="P33">Młot bojowy - ^</text:p>
      <text:p text:style-name="P33">Topór bojowy - ^</text:p>
      <text:p text:style-name="P14"/>
      <text:p text:style-name="P14">Tier 3</text:p>
      <text:p text:style-name="P14">Miecz dwuręczny – Mithril podgrzewany w Dużym Piecu i obrabiany na Kowadle mechanicznym, twarde drewno obrabiane na Ciężkim Stole warsztatowym, wyprawiona skóra utwardzana na Ciężkim Stole warsztatowym</text:p>
      <text:p text:style-name="P14">Dwuręczny młot bojowy -^</text:p>
      <text:p text:style-name="P14">Dwuręczny topór bojowy -^</text:p>
      <text:p text:style-name="P14"/>
      <text:p text:style-name="P14">Tier 4</text:p>
      <text:p text:style-name="P19"><text:span text:style-name="T8">Wyśmienity miecz dwuręczny – miecz dwuręczny szlifowany na </text:span><text:span text:style-name="T10">O</text:span><text:span text:style-name="T8">sełce,</text:span></text:p>
      <text:p text:style-name="P19"><text:span text:style-name="T8">Wyśmienity dwuręczny młot bojowy – dwuręczny młot bojowy </text:span><text:span text:style-name="T10">^</text:span></text:p>
      <text:p text:style-name="P19"><text:span text:style-name="T8">Wyśmienity topór bojowy – dwuręczny topór bojowy </text:span><text:span text:style-name="T10">^</text:span></text:p>
      <text:p text:style-name="P14"/>
      <text:p text:style-name="P14">Tier5</text:p>
      <text:p text:style-name="P19"><text:span text:style-name="T8">Magiczny miecz dwuręczny – wyśmienity miecz dwuręczny połączony z bryłką meteorytu </text:span><text:span text:style-name="T9">na Stole do zaklinania</text:span></text:p>
      <text:p text:style-name="P29">Magiczny dwuręczny młot bojowy – wyśmienity dwuręczny młot bojowy ^</text:p>
      <text:p text:style-name="P29">Magiczny dwuręczny topór bojowy – wyśmienity dwuręczny topór bojowy ^</text:p>
      <text:p text:style-name="P29"/>
      <text:p text:style-name="P30">Potrzebne modele 3D:</text:p>
      <text:p text:style-name="P14"/>
      <text:p text:style-name="P15">Narzędzia i bronie:</text:p>
      <text:p text:style-name="P20"><text:span text:style-name="T1">-Podkow</text:span><text:span text:style-name="T12">a</text:span></text:p>
      <text:p text:style-name="P3">-Gwoździe</text:p>
      <text:p text:style-name="P3">-Młotek</text:p>
      <text:p text:style-name="P3">-Siekiera</text:p>
      <text:p text:style-name="P3">-Prosty miecz</text:p>
      <text:p text:style-name="P3">-Topór bojowy</text:p>
      <text:p text:style-name="P3">-Młot bojowy </text:p>
      <text:p text:style-name="P20"><text:span text:style-name="T11">-M</text:span><text:span text:style-name="T1">iecz dwuręczny</text:span></text:p>
      <text:p text:style-name="P3">-Dwuręczny topór bojowy</text:p>
      <text:p text:style-name="P3">-Dwuręczny młot bojowy</text:p>
      <text:p text:style-name="P3">-Wyśmienity miecz dwuręczny </text:p>
      <text:p text:style-name="P3">-Wyśmienity dwuręczny topór bojowy </text:p>
      <text:p text:style-name="P3">-Wyśmienity dwuręczny młot bojowy </text:p>
      <text:p text:style-name="P3">-Magiczny miecz dwuręczny </text:p>
      <text:p text:style-name="P3">-Magiczny dwuręczny topór bojowy</text:p>
      <text:p text:style-name="P13"><text:soft-page-break/>-Magiczny dwuręczny topór bojowy</text:p>
      <text:p text:style-name="P13"/>
      <text:p text:style-name="P15">Materiały:</text:p>
      <text:p text:style-name="P15">-Sztabka żelaza</text:p>
      <text:p text:style-name="P15">-Sztabka Mithrilu</text:p>
      <text:p text:style-name="P15">-Złoże żelaza</text:p>
      <text:p text:style-name="P15">-Złoże Mithrilu</text:p>
      <text:p text:style-name="P15">-Kłoda </text:p>
      <text:p text:style-name="P15">-<text:span text:style-name="T14">Złoże kłody AKA drzewo </text:span></text:p>
      <text:p text:style-name="P15">-Kłoda twardego drewna</text:p>
      <text:p text:style-name="P15">-<text:span text:style-name="T14">Złoże twardego drewna AKA twarde drzewo </text:span></text:p>
      <text:p text:style-name="P15">-Skóra</text:p>
      <text:p text:style-name="P15">-Wyprawiona skóra</text:p>
      <text:p text:style-name="P15">-Utwardzona skóra</text:p>
      <text:p text:style-name="P15"/>
      <text:p text:style-name="P16">Stacje:</text:p>
      <text:p text:style-name="P16">-Prowizoryczne kowadło</text:p>
      <text:p text:style-name="P16">-Proste kowadło</text:p>
      <text:p text:style-name="P16">-Mechaniczne kowadło</text:p>
      <text:p text:style-name="P16">-Stół warsztatowy</text:p>
      <text:p text:style-name="P16">-Ciężki stół warsztatowy</text:p>
      <text:p text:style-name="P16">-Piec</text:p>
      <text:p text:style-name="P16">-Duży piec</text:p>
      <text:p text:style-name="P16">-Stacja do wyprawiania skór</text:p>
      <text:p text:style-name="P16">-Stół do zaklinania</text:p>
      <text:p text:style-name="P15"/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04T12:17:16.430000000</meta:creation-date>
    <dc:date>2021-01-20T16:13:24.560000000</dc:date>
    <meta:editing-duration>PT45M5S</meta:editing-duration>
    <meta:editing-cycles>3</meta:editing-cycles>
    <meta:generator>LibreOffice/7.0.0.3$Windows_X86_64 LibreOffice_project/8061b3e9204bef6b321a21033174034a5e2ea88e</meta:generator>
    <meta:document-statistic meta:table-count="1" meta:image-count="0" meta:object-count="0" meta:page-count="3" meta:paragraph-count="112" meta:word-count="459" meta:character-count="3205" meta:non-whitespace-character-count="2840"/>
  </office:meta>
</office:document-meta>
</file>